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6395b4"/>
    </style:style>
    <style:style style:name="P2" style:family="paragraph" style:parent-style-name="Text_20_body">
      <style:text-properties officeooo:rsid="0067f855" officeooo:paragraph-rsid="0067f855"/>
    </style:style>
    <style:style style:name="P3" style:family="paragraph" style:parent-style-name="Title">
      <style:text-properties officeooo:rsid="0067f855" officeooo:paragraph-rsid="0067f855"/>
    </style:style>
    <style:style style:name="P4" style:family="paragraph" style:parent-style-name="Quotations" style:list-style-name="L1"/>
    <style:style style:name="P5" style:family="paragraph" style:parent-style-name="Quotations" style:list-style-name="L1">
      <style:text-properties officeooo:rsid="0069572b" officeooo:paragraph-rsid="0069572b"/>
    </style:style>
    <style:style style:name="P6" style:family="paragraph" style:parent-style-name="Standard" style:master-page-name="MP0">
      <style:paragraph-properties style:page-number="auto" fo:break-before="page"/>
      <style:text-properties officeooo:rsid="006395b4"/>
    </style:style>
    <style:style style:name="P7" style:family="paragraph" style:parent-style-name="Heading_20_2">
      <style:text-properties officeooo:rsid="0069572b" officeooo:paragraph-rsid="0069572b"/>
    </style:style>
    <style:style style:name="P8" style:family="paragraph" style:parent-style-name="Text_20_body">
      <style:text-properties officeooo:rsid="0067f855" officeooo:paragraph-rsid="0067f855"/>
    </style:style>
    <style:style style:name="P9" style:family="paragraph" style:parent-style-name="Text_20_body">
      <style:text-properties officeooo:rsid="00685d8e" officeooo:paragraph-rsid="00685d8e"/>
    </style:style>
    <style:style style:name="P10" style:family="paragraph" style:parent-style-name="Text_20_body">
      <style:text-properties officeooo:rsid="0069572b" officeooo:paragraph-rsid="0069572b"/>
    </style:style>
    <style:style style:name="P11" style:family="paragraph" style:parent-style-name="Text_20_body">
      <style:text-properties officeooo:paragraph-rsid="0069572b"/>
    </style:style>
    <style:style style:name="P12" style:family="paragraph" style:parent-style-name="Text_20_body">
      <style:paragraph-properties fo:break-before="page"/>
      <style:text-properties officeooo:rsid="0067f855" officeooo:paragraph-rsid="0067f855"/>
    </style:style>
    <style:style style:name="T1" style:family="text">
      <style:text-properties style:text-position="super 58%"/>
    </style:style>
    <style:style style:name="T2" style:family="text">
      <style:text-properties officeooo:rsid="0069572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1"/>
      <text:p text:style-name="P3">GUIDELINES for using the spatial dispersion analysis codes</text:p>
      <text:p text:style-name="P2"/>
      <text:p text:style-name="P2">Sebastien Herbert</text:p>
      <text:p text:style-name="P2"/>
      <text:p text:style-name="P2"><text:a xlink:type="simple" xlink:href="mailto:sebastien.herbert@pasteur.fr" text:style-name="Internet_20_link" text:visited-style-name="Visited_20_Internet_20_Link">sebastien.herbert@pasteur.fr</text:a></text:p>
      <text:p text:style-name="P2"/>
      <text:p text:style-name="P2">update 17<text:span text:style-name="T1">th</text:span> July 2018</text:p>
      <text:p text:style-name="P12"/>
      <text:p text:style-name="P9"/>
      <text:p text:style-name="P9"/>
      <text:p text:style-name="P9"/>
      <text:p text:style-name="P9"/>
      <text:h text:style-name="Heading_20_1" text:outline-level="1">For cell type dispersion in a dynamic patern:</text:h>
      <text:p text:style-name="P9"/>
      <text:h text:style-name="P7" text:outline-level="2">Preprocess the data files</text:h>
      <text:p text:style-name="P11"/>
      <text:p text:style-name="P11"><text:span text:style-name="T2">Reformat the cell types into exported in .csv format by Imaris into a single MATLAB file using the extractDuplicateAndFormatDyn.m function</text:span></text:p>
      <text:list xml:id="list5829487902705557426" text:style-name="L1">
        <text:list-item>
          <text:p text:style-name="P4"><text:span text:style-name="T2">=&gt; This function will ask for the 3 expected cell types. </text:span>Look at the titi_dm_spot_mother.csv <text:span text:style-name="T2">file for an example.</text:span></text:p>
        </text:list-item>
        <text:list-item>
          <text:p text:style-name="P5">Each file will be converted into a MATLAB table concatenated with the others and tested for duplicates. Duplicates are of 3 kinds: </text:p>
          <text:list>
            <text:list-item>
              <text:p text:style-name="P5">duplicated cells are type2 and mother</text:p>
            </text:list-item>
            <text:list-item>
              <text:p text:style-name="P5">duplicated cells are of the same cell type</text:p>
            </text:list-item>
            <text:list-item>
              <text:p text:style-name="P5">duplicated cells are of different cell types (not mother) =&gt; only this situation will bring the function to throw an error message prompting the user to check which format should used (usually by going back to Imaris).</text:p>
            </text:list-item>
          </text:list>
        </text:list-item>
        <text:list-item>
          <text:p text:style-name="P5">If everything worked correctly, the output should be a 8 variable table by N lines (being the number of cells). Variables are : </text:p>
          <text:list>
            <text:list-item>
              <text:p text:style-name="P5">PositionX</text:p>
            </text:list-item>
            <text:list-item>
              <text:p text:style-name="P5">PositionY</text:p>
            </text:list-item>
            <text:list-item>
              <text:p text:style-name="P5">PositionZ</text:p>
            </text:list-item>
            <text:list-item>
              <text:p text:style-name="P5">Unit</text:p>
            </text:list-item>
            <text:list-item>
              <text:p text:style-name="P5">time</text:p>
            </text:list-item>
            <text:list-item>
              <text:p text:style-name="P5">ID</text:p>
            </text:list-item>
            <text:list-item>
              <text:p text:style-name="P5">cellType</text:p>
            </text:list-item>
            <text:list-item>
              <text:p text:style-name="P5">oldID (original Imaris cell ID, not always unique since the cells were concatenated).</text:p>
            </text:list-item>
          </text:list>
        </text:list-item>
      </text:list>
      <text:p text:style-name="P10"/>
      <text:p text:style-name="P9"/>
      <text:p text:style-name="P9"/>
      <text:p text:style-name="P9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 style:font-family-generic="system" style:font-charset="x-symbol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GB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style:use-window-font-color="true" fo:font-style="normal" style:text-underline-style="none" fo:font-weight="normal" officeooo:rsid="00000000" style:text-underline-mode="continuous" style:text-overline-mode="continuous" style:text-line-through-mode="continuous" style:font-style-asian="normal" style:font-weight-asian="normal" style:font-style-complex="normal" style:font-weight-complex="normal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in" loext:contextual-spacing="false" fo:line-height="10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0701in" fo:margin-bottom="0.0701in" loext:contextual-spacing="false" fo:text-indent="0in" style:auto-text-indent="false"/>
      <style:text-properties style:font-name="Liberation Serif" fo:font-family="'Liberation Serif'" style:font-family-generic="roman" style:font-pitch="variable" fo:font-size="14pt" fo:font-style="italic" style:text-underline-style="solid" style:text-underline-width="auto" style:text-underline-color="font-color" fo:font-weight="bold" style:font-size-asian="14pt" style:font-style-asian="italic" style:font-weight-asian="bold" style:font-size-complex="14pt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-image-width="0in" draw:fill-image-height="0in"/>
      <style:paragraph-properties fo:margin-left="0.4in" fo:margin-right="0in" fo:margin-top="0.0701in" fo:margin-bottom="0in" loext:contextual-spacing="false" fo:text-indent="0in" style:auto-text-indent="false" style:page-number="auto">
        <style:tab-stops/>
        <style:drop-cap/>
      </style:paragraph-properties>
      <style:text-properties fo:color="#000099" style:font-name="Liberation Serif" fo:font-family="'Liberation Serif'" style:font-family-generic="roman" style:font-pitch="variable" fo:font-size="12pt" fo:font-style="italic" style:text-underline-style="solid" style:text-underline-width="auto" style:text-underline-color="font-color" fo:font-weight="bold" fo:background-color="transparent" style:font-size-asian="12pt" style:font-style-asian="italic" style:font-weight-asian="bold" style:font-size-complex="12pt" style:font-style-complex="italic" style:font-weight-complex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WW_5f_CharLFO1LVL1" style:display-name="WW_CharLFO1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8-07-17T10:47:40.243447625</meta:creation-date>
    <meta:editing-cycles>4</meta:editing-cycles>
    <meta:editing-duration>PT7H35M35S</meta:editing-duration>
    <dc:title>main_template</dc:title>
    <meta:initial-creator>Sebastien Herbert</meta:initial-creator>
    <dc:date>2018-07-17T18:24:30.131827598</dc:date>
    <dc:creator>Sebastien Herbert</dc:creator>
    <meta:document-statistic meta:table-count="0" meta:image-count="0" meta:object-count="0" meta:page-count="2" meta:paragraph-count="21" meta:word-count="196" meta:character-count="1145" meta:non-whitespace-character-count="982"/>
    <meta:template xlink:type="simple" xlink:actuate="onRequest" xlink:title="main_template" xlink:href="../../../../../../../../home/sherbert/.config/libreoffice/4/user/template/main_template.ott" meta:date="2018-07-17T10:47:39.901512775"/>
  </office:meta>
</office:document-meta>
</file>